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fill-color="#72b9cf" draw:textarea-horizontal-align="justify" draw:textarea-vertical-align="middle" draw:auto-grow-height="false" fo:min-height="0cm" fo:min-width="0.01cm"/>
    </style:style>
    <style:style style:name="gr2" style:family="graphic" style:parent-style-name="standard">
      <style:graphic-properties svg:stroke-color="#72b9cf" svg:stroke-opacity="0%" draw:fill-color="#72b9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34cm" fo:min-width="0.464cm"/>
    </style:style>
    <style:style style:name="gr4" style:family="graphic" style:parent-style-name="standard">
      <style:graphic-properties svg:stroke-width="0.081cm" svg:stroke-color="#000000" draw:marker-start-width="0.322cm" draw:marker-end-width="0.322cm" draw:fill-color="#ffffff" draw:opacity="100%" draw:textarea-horizontal-align="justify" draw:textarea-vertical-align="middle" draw:auto-grow-height="false" fo:min-height="2.494cm" fo:min-width="0cm" fo:padding-top="0.166cm" fo:padding-bottom="0.166cm" fo:padding-left="0.291cm" fo:padding-right="0.291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551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28cm" fo:min-width="0.46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2.496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547cm" fo:min-width="0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548cm" fo:min-width="0cm" fo:padding-top="0.165cm" fo:padding-bottom="0.165cm" fo:padding-left="0.29cm" fo:padding-right="0.29cm"/>
    </style:style>
    <style:style style:name="gr11" style:family="graphic" style:parent-style-name="standard">
      <style:graphic-properties svg:stroke-opacity="0%" draw:fill="solid" draw:fill-color="#ffbf00" draw:opacity="100%" draw:opacity-name="Transparency_20_64" draw:textarea-horizontal-align="justify" draw:textarea-vertical-align="middle" draw:auto-grow-height="false" fo:min-height="0.824cm" fo:min-width="0.574cm"/>
    </style:style>
    <style:style style:name="P1" style:family="paragraph">
      <loext:graphic-properties draw:fill-color="#72b9c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solid" draw:fill-color="#ffbf00" draw:opacity="100%" draw:opacity-name="Transparency_20_64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2cm" svg:height="0.265cm" svg:x="1.912cm" svg:y="3.868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2" draw:text-style-name="P1" draw:layer="layout" svg:width="0.307cm" svg:height="0.303cm" svg:x="3.124cm" svg:y="4.19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3" draw:text-style-name="P2" draw:layer="layout" svg:width="0.964cm" svg:height="0.484cm" draw:transform="skewX (-0.00209439510239315) rotate (-2.11481545464153) translate (3.215cm 3.598cm)">
            <text:p/>
            <draw:enhanced-geometry svg:viewBox="0 0 21600 21600" draw:mirror-horizontal="true" draw:mirror-vertical="false" draw:type="block-arc" draw:modifiers="-146.656275800051 5526.1385199831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3" draw:layer="layout" svg:width="0.189cm" svg:height="2.844cm" svg:x="2.366cm" svg:y="0.879cm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87cm" svg:height="1.899cm" draw:transform="skewX (-0.00418879020478647) rotate (-0.785398163397448) translate (4.085cm 4.073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19cm" svg:height="0.189cm" svg:x="4.005cm" svg:y="5.32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5" draw:text-style-name="P3" draw:layer="layout" svg:width="0.188cm" svg:height="1.899cm" draw:transform="skewX (-0.000523598775598348) rotate (-0.785398163397448) translate (4.362cm 3.803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19cm" svg:height="0.19cm" svg:x="4.266cm" svg:y="5.058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2" draw:text-style-name="P1" draw:layer="layout" svg:width="0.307cm" svg:height="0.303cm" svg:x="1.104cm" svg:y="4.1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2" draw:layer="layout" svg:width="0.963cm" svg:height="0.478cm" draw:transform="rotate (-2.11481545464153) translate (2.23cm 3.591cm)">
            <text:p/>
            <draw:enhanced-geometry svg:viewBox="0 0 21600 21600" draw:mirror-horizontal="false" draw:mirror-vertical="false" draw:type="block-arc" draw:modifiers="-146.656275800051 5526.1385199831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" draw:text-style-name="P3" draw:layer="layout" svg:width="0.189cm" svg:height="2.844cm" svg:x="1.988cm" svg:y="0.87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0.188cm" svg:height="1.895cm" draw:transform="skewX (0.00157079632679501) rotate (-0.785398163397449) translate (1.661cm 4.0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19cm" svg:height="0.189cm" svg:x="0.365cm" svg:y="5.32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3" draw:layer="layout" svg:width="0.188cm" svg:height="1.896cm" draw:transform="skewX (0.00104719755119659) rotate (-0.785398163397449) translate (1.392cm 3.803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189cm" svg:height="0.19cm" svg:x="0.092cm" svg:y="5.0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5" draw:layer="layout" svg:width="1.518cm" svg:height="1.518cm" draw:transform="skewX (0.0013962634015955) rotate (0.436332312998582) translate (1.236cm 0.64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1" draw:text-style-name="P5" draw:layer="layout" svg:width="1.518cm" svg:height="1.518cm" draw:transform="rotate (0.436332312998582) translate (0.565cm 1.167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1" draw:text-style-name="P5" draw:layer="layout" svg:width="1.518cm" svg:height="1.518cm" draw:transform="skewX (0.000698131700797716) rotate (0.436332312998582) translate (1.938cm 1.145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64" draw:display-name="Transparency 64" draw:style="radial" draw:cx="50%" draw:cy="50%" draw:start="0%" draw:end="100%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55cm" fo:page-height="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1T10:35:29.569102422</dc:date>
    <meta:editing-duration>PT3H17M13S</meta:editing-duration>
    <meta:editing-cycles>15</meta:editing-cycles>
    <meta:generator>LibreOffice/6.4.7.2$Linux_X86_64 LibreOffice_project/40$Build-2</meta:generator>
    <meta:document-statistic meta:object-count="19"/>
  </office:meta>
</office:document-meta>
</file>